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Pictures/100003DA000001C1000001AC7B3947888E49266F.svg" manifest:media-type="image/svg+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Pictures/100003DA000001C1000001AC7B3947888E49266F.svg" manifest:media-type="image/svg+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Pictures/100003DA000001C1000001AC7B3947888E49266F.svg" manifest:media-type="image/svg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100003DA000001C1000001AC7B3947888E49266F.svg" manifest:media-type="image/svg+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Pictures/100003DA000001C1000001AC7B3947888E49266F.svg" manifest:media-type="image/svg+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Pictures/100003DA000001C1000001AC7B3947888E49266F.svg" manifest:media-type="image/svg+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Pictures/100003DA000001C1000001AC7B3947888E49266F.svg" manifest:media-type="image/svg+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Pictures/100003DA000001C1000001AC7B3947888E49266F.svg" manifest:media-type="image/svg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Pictures/100003DA000001C1000001AC7B3947888E49266F.svg" manifest:media-type="image/svg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30.11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159.99mm" svg:height="89.99mm" svg:x="222.37mm" svg:y="0mm">
            <draw:object draw:notify-on-update-of-ranges="result.D3:result.D18 result.A2:result.A2 result.E3:result.E18 result.D22:result.D22 result.A21:result.D21 result.E22:result.F22 result.F23:result.F37 result.D23:result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3.3mm" svg:y="80.59mm">
            <draw:object draw:notify-on-update-of-ranges="result.D3:result.D18 result.A2:result.A2 result.E3:result.E18 result.D40:result.D40 result.A38:result.D38 result.E40:result.F40 result.E41:result.F54 result.D41:result.D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3.58mm" svg:y="160.46mm">
            <draw:object draw:notify-on-update-of-ranges="result.D3:result.D18 result.A2:result.A2 result.E3:result.E18 result.D58:result.D58 result.A55:result.D55 result.E58:result.F58 result.F59:result.F71 result.D59:result.D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2.32mm" svg:y="240.66mm">
            <draw:object draw:notify-on-update-of-ranges="result.D3:result.D18 result.A2:result.A2 result.E3:result.E18 result.D76:result.D76 result.A72:result.D72 result.E76:result.F76 result.E77:result.F88 result.D77:result.D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21.78mm" svg:y="320.09mm">
            <draw:object draw:notify-on-update-of-ranges="result.D3:result.D18 result.A2:result.A2 result.E3:result.E18 result.D90:result.D94 result.A89:result.D89 result.E90:result.F94 result.E95:result.F106 result.D95:result.D10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23.16mm" svg:y="405.89mm">
            <draw:object draw:notify-on-update-of-ranges="result.D3:result.D18 result.A2:result.A2 result.E3:result.E18 result.D108:result.D113 result.A107:result.D107 result.E108:result.F113 result.E114:result.F123 result.D114:result.D1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222.32mm" svg:y="490.62mm">
            <draw:object draw:notify-on-update-of-ranges="result.D3:result.D18 result.A2:result.A2 result.E3:result.E18 result.D125:result.D131 result.A124:result.D124 result.E125:result.F131 result.E132:result.F141 result.D132:result.D1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222.06mm" svg:y="575.88mm">
            <draw:object draw:notify-on-update-of-ranges="result.D3:result.D18 result.A2:result.A2 result.E3:result.E18 result.D143:result.D150 result.A142:result.D142 result.E143:result.F150 result.E151:result.F159 result.D151:result.D1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223.98mm" svg:y="660.61mm">
            <draw:object draw:notify-on-update-of-ranges="result.D3:result.D18 result.A2:result.A2 result.E3:result.E18 result.D161:result.D169 result.A160:result.D160 result.E161:result.F169 result.E170:result.F177 result.D170:result.D17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223.43mm" svg:y="746.4mm">
            <draw:object draw:notify-on-update-of-ranges="result.D3:result.D18 result.A2:result.A2 result.E3:result.E18 result.D179:result.D188 result.A178:result.D178 result.E179:result.F188 result.E189:result.F195 result.D189:result.D19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222.61mm" svg:y="826.35mm">
            <draw:object draw:notify-on-update-of-ranges="result.D3:result.D18 result.A2:result.A2 result.E3:result.E18 result.D197:result.D207 result.A196:result.D196 result.E197:result.F207 result.E208:result.F214 result.D208:result.D2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222.06mm" svg:y="905.78mm">
            <draw:object draw:notify-on-update-of-ranges="result.D3:result.D18 result.A2:result.A2 result.E3:result.E18 result.D216:result.D227 result.A215:result.D215 result.E216:result.E227 result.F228:result.F233 result.D228:result.D23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222.33mm" svg:y="988.38mm">
            <draw:object draw:notify-on-update-of-ranges="result.D3:result.D18 result.A2:result.A2 result.E3:result.E18 result.D235:result.D247 result.A234:result.D234 result.E235:result.F247 result.E248:result.F251 result.D248:result.D25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222.59mm" svg:y="1072.85mm">
            <draw:object draw:notify-on-update-of-ranges="result.D3:result.D18 result.A2:result.A2 result.E3:result.E18 result.D253:result.D266 result.A252:result.D252 result.E253:result.F266 result.E265:result.F269 result.D265:result.D26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221.22mm" svg:y="1182.82mm">
            <draw:object draw:notify-on-update-of-ranges="result.D3:result.D18 result.A2:result.A2 result.E3:result.E18 result.D271:result.D287 result.A270:result.D270 result.E271:result.F28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2" draw:text-style-name="P1" svg:width="159.99mm" svg:height="89.99mm" svg:x="221.78mm" svg:y="1276.86mm">
            <draw:object draw:notify-on-update-of-ranges="result.D3:result.D18 result.A2:result.A2 result.E3:result.E18 result.D289:result.D305 result.A288:result.D288 result.E289:result.F305" xlink:href="./Object 16" xlink:type="simple" xlink:show="embed" xlink:actuate="onLoad">
              <loext:p text:style-name="P2">
                <text:s text:c="2"/>
              </loext:p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ta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@ each hour</text:p>
          </table:table-cell>
          <table:table-cell office:value-type="string" calcext:value-type="string">
            <text:p>opt_indx_x</text:p>
          </table:table-cell>
          <table:table-cell office:value-type="string" calcext:value-type="string">
            <text:p>opt_indx_y</text:p>
          </table:table-cell>
          <table:table-cell office:value-type="string" calcext:value-type="string">
            <text:p>1/n</text:p>
          </table:table-cell>
          <table:table-cell office:value-type="string" calcext:value-type="string">
            <text:p>1/(opt_idnx_x*opt_indx_y)</text:p>
          </table:table-cell>
          <table:table-cell table:number-columns-repeated="5"/>
        </table:table-row>
        <table:table-row table:style-name="ro1">
          <table:table-cell table:style-name="ce1" office:value-type="float" office:value="11605.62" calcext:value-type="float">
            <text:p>1160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7352941" calcext:value-type="float">
            <text:p>0.007352941</text:p>
          </table:table-cell>
          <table:table-cell table:number-columns-repeated="5"/>
        </table:table-row>
        <table:table-row table:style-name="ro1">
          <table:table-cell table:style-name="ce1" office:value-type="float" office:value="19081.3" calcext:value-type="float">
            <text:p>1908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table:style-name="ce1" office:value-type="float" office:value="30514.09" calcext:value-type="float">
            <text:p>305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table:style-name="ce1" office:value-type="float" office:value="42386.43" calcext:value-type="float">
            <text:p>4238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table:style-name="ce1" office:value-type="float" office:value="54239.55" calcext:value-type="float">
            <text:p>542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table:style-name="ce1" office:value-type="float" office:value="66019.24" calcext:value-type="float">
            <text:p>660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71067.22" calcext:value-type="float">
            <text:p>710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89127.56" calcext:value-type="float">
            <text:p>891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100060.6" calcext:value-type="float">
            <text:p>1000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10942.1" calcext:value-type="float">
            <text:p>1109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19638.9" calcext:value-type="float">
            <text:p>1196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30303.1" calcext:value-type="float">
            <text:p>1303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38132.1" calcext:value-type="float">
            <text:p>1381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48757.1" calcext:value-type="float">
            <text:p>1487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table:style-name="ce1" office:value-type="float" office:value="150481.1" calcext:value-type="float">
            <text:p>1504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poration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ta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pt_indx_x</text:p>
          </table:table-cell>
          <table:table-cell office:value-type="string" calcext:value-type="string">
            <text:p>opt_indx_y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(opt_idnx_x*opt_indx_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table:style-name="ce1" office:value-type="string" calcext:value-type="string">
            <text:p>1h</text:p>
          </table:table-cell>
          <table:table-cell office:value-type="float" office:value="11605.62" calcext:value-type="float">
            <text:p>11605.62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7352941" calcext:value-type="float">
            <text:p>0.00735294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05240733" calcext:value-type="float">
            <text:p>5.240733E-05</text:p>
          </table:table-cell>
          <table:table-cell table:number-columns-repeated="2" office:value-type="float" office:value="0.01111111" calcext:value-type="float">
            <text:p>0.01111111</text:p>
          </table:table-cell>
          <table:table-cell table:number-columns-repeated="4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03277174" calcext:value-type="float">
            <text:p>3.277174E-05</text:p>
          </table:table-cell>
          <table:table-cell table:number-columns-repeated="2" office:value-type="float" office:value="0.01111111" calcext:value-type="float">
            <text:p>0.01111111</text:p>
          </table:table-cell>
          <table:table-cell table:number-columns-repeated="4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02359246" calcext:value-type="float">
            <text:p>2.359246E-05</text:p>
          </table:table-cell>
          <table:table-cell table:number-columns-repeated="2" office:value-type="float" office:value="0.01111111" calcext:value-type="float">
            <text:p>0.01111111</text:p>
          </table:table-cell>
          <table:table-cell table:number-columns-repeated="4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2h</text:p>
          </table:table-cell>
          <table:table-cell office:value-type="float" office:value="19081.3" calcext:value-type="float">
            <text:p>19081.3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5952381" calcext:value-type="float">
            <text:p>0.005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table:number-columns-repeated="2" office:value-type="float" office:value="0.01041667" calcext:value-type="float">
            <text:p>0.01041667</text:p>
          </table:table-cell>
          <table:table-cell table:number-columns-repeated="4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3h</text:p>
          </table:table-cell>
          <table:table-cell office:value-type="float" office:value="30514.09" calcext:value-type="float">
            <text:p>30514.09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6802721" calcext:value-type="float">
            <text:p>0.00680272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table:number-columns-repeated="2" office:value-type="float" office:value="0.01190476" calcext:value-type="float">
            <text:p>0.01190476</text:p>
          </table:table-cell>
          <table:table-cell table:number-columns-repeated="4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table:number-columns-repeated="2" office:value-type="float" office:value="0.01190476" calcext:value-type="float">
            <text:p>0.01190476</text:p>
          </table:table-cell>
          <table:table-cell table:number-columns-repeated="4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388889" calcext:value-type="float">
            <text:p>0.01388889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4h</text:p>
          </table:table-cell>
          <table:table-cell office:value-type="float" office:value="42386.43" calcext:value-type="float">
            <text:p>42386.43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6802721" calcext:value-type="float">
            <text:p>0.00680272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5h</text:p>
          </table:table-cell>
          <table:table-cell office:value-type="float" office:value="54239.55" calcext:value-type="float">
            <text:p>54239.55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1666667" calcext:value-type="float">
            <text:p>0.01666667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222222" calcext:value-type="float">
            <text:p>0.02222222</text:p>
          </table:table-cell>
          <table:table-cell table:number-columns-repeated="4"/>
        </table:table-row>
        <table:table-row table:style-name="ro1">
          <table:table-cell office:value-type="float" office:value="157294.7" calcext:value-type="float">
            <text:p>157294.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357494" calcext:value-type="float">
            <text:p>6.35749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6h</text:p>
          </table:table-cell>
          <table:table-cell office:value-type="float" office:value="66019.24" calcext:value-type="float">
            <text:p>66019.24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7h</text:p>
          </table:table-cell>
          <table:table-cell office:value-type="float" office:value="71067.22" calcext:value-type="float">
            <text:p>71067.22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63454.6" calcext:value-type="float">
            <text:p>163454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117906" calcext:value-type="float">
            <text:p>6.117906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8h</text:p>
          </table:table-cell>
          <table:table-cell office:value-type="float" office:value="81496" calcext:value-type="float">
            <text:p>81496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847558.4" calcext:value-type="float">
            <text:p>847558.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17986" calcext:value-type="float">
            <text:p>1.17986E-06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9h</text:p>
          </table:table-cell>
          <table:table-cell office:value-type="float" office:value="89127.56" calcext:value-type="float">
            <text:p>89127.56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614980.2" calcext:value-type="float">
            <text:p>614980.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626069" calcext:value-type="float">
            <text:p>1.626069E-06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0h</text:p>
          </table:table-cell>
          <table:table-cell office:value-type="float" office:value="100060.6" calcext:value-type="float">
            <text:p>100060.6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400242.4" calcext:value-type="float">
            <text:p>400242.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2498486" calcext:value-type="float">
            <text:p>2.498486E-06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1h</text:p>
          </table:table-cell>
          <table:table-cell office:value-type="float" office:value="110942.1" calcext:value-type="float">
            <text:p>110942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321732.2" calcext:value-type="float">
            <text:p>321732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3108175" calcext:value-type="float">
            <text:p>3.108175E-06</text:p>
          </table:table-cell>
          <table:table-cell table:number-columns-repeated="2" office:value-type="float" office:value="0.03333333" calcext:value-type="float">
            <text:p>0.03333333</text:p>
          </table:table-cell>
          <table:table-cell table:number-columns-repeated="4"/>
        </table:table-row>
        <table:table-row table:style-name="ro1">
          <table:table-cell office:value-type="float" office:value="587993.3" calcext:value-type="float">
            <text:p>587993.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7007" calcext:value-type="float">
            <text:p>1.7007E-06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2h</text:p>
          </table:table-cell>
          <table:table-cell office:value-type="float" office:value="119638.9" calcext:value-type="float">
            <text:p>119638.9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399775" calcext:value-type="float">
            <text:p>13997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07144006" calcext:value-type="float">
            <text:p>7.144006E-07</text:p>
          </table:table-cell>
          <table:table-cell table:number-columns-repeated="2" office:value-type="float" office:value="0.04166667" calcext:value-type="float">
            <text:p>0.04166667</text:p>
          </table:table-cell>
          <table:table-cell table:number-columns-repeated="4"/>
        </table:table-row>
        <table:table-row table:style-name="ro1">
          <table:table-cell office:value-type="float" office:value="1555305" calcext:value-type="float">
            <text:p>15553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06429606" calcext:value-type="float">
            <text:p>6.429606E-07</text:p>
          </table:table-cell>
          <table:table-cell table:number-columns-repeated="2" office:value-type="float" office:value="0.05555556" calcext:value-type="float">
            <text:p>0.0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h</text:p>
          </table:table-cell>
          <table:table-cell office:value-type="float" office:value="130303.1" calcext:value-type="float">
            <text:p>130303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703636.7" calcext:value-type="float">
            <text:p>703636.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1421188" calcext:value-type="float">
            <text:p>1.421188E-06</text:p>
          </table:table-cell>
          <table:table-cell table:number-columns-repeated="2" office:value-type="float" office:value="0.05555556" calcext:value-type="float">
            <text:p>0.0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4h</text:p>
          </table:table-cell>
          <table:table-cell office:value-type="float" office:value="138132.1" calcext:value-type="float">
            <text:p>138132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table:number-columns-repeated="2" office:value-type="float" office:value="0.03333333" calcext:value-type="float">
            <text:p>0.03333333</text:p>
          </table:table-cell>
          <table:table-cell table:number-columns-repeated="4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table:number-columns-repeated="2" office:value-type="float" office:value="0.03333333" calcext:value-type="float">
            <text:p>0.03333333</text:p>
          </table:table-cell>
          <table:table-cell table:number-columns-repeated="4"/>
        </table:table-row>
        <table:table-row table:style-name="ro1">
          <table:table-cell office:value-type="float" office:value="635407.5" calcext:value-type="float">
            <text:p>635407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1573793" calcext:value-type="float">
            <text:p>1.573793E-06</text:p>
          </table:table-cell>
          <table:table-cell table:number-columns-repeated="2" office:value-type="float" office:value="0.05555556" calcext:value-type="float">
            <text:p>0.0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5h</text:p>
          </table:table-cell>
          <table:table-cell office:value-type="float" office:value="148757.1" calcext:value-type="float">
            <text:p>148757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490898.3" calcext:value-type="float">
            <text:p>490898.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2037082" calcext:value-type="float">
            <text:p>2.037082E-06</text:p>
          </table:table-cell>
          <table:table-cell office:value-type="float" office:value="0.05555556" calcext:value-type="float">
            <text:p>0.0555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6h</text:p>
          </table:table-cell>
          <table:table-cell office:value-type="float" office:value="150481.1" calcext:value-type="float">
            <text:p>150481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496587.7" calcext:value-type="float">
            <text:p>496587.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2013743" calcext:value-type="float">
            <text:p>2.013743E-06</text:p>
          </table:table-cell>
          <table:table-cell office:value-type="float" office:value="0.05555556" calcext:value-type="float">
            <text:p>0.05555556</text:p>
          </table:table-cell>
          <table:table-cell/>
          <table:table-cell table:formula="of:=[.B305]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00/00/00</text:date>, <text:time style:data-style-name="N2" text:time-value="14:52:02.334800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5T18:06:10.742889999</dc:date>
    <meta:editing-duration>PT4H11M45S</meta:editing-duration>
    <meta:editing-cycles>25</meta:editing-cycles>
    <meta:generator>LibreOffice/6.0.7.3$Linux_X86_64 LibreOffice_project/00m0$Build-3</meta:generator>
    <meta:document-statistic meta:table-count="1" meta:cell-count="1656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cm" chart:symbol-height="0.4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21:result.D21 result.E22:result.F22 result.F23:result.F37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803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2:result.F22" chart:label-cell-address="result.A21:result.D21" chart:class="chart:scatter">
            <chart:domain table:cell-range-address="result.D22:result.D22"/>
            <chart:data-point chart:repeated="2"/>
          </chart:series>
          <chart:series chart:style-name="ch10" chart:values-cell-range-address="result.F23:result.F37" loext:label-string="prediction" chart:class="chart:scatter">
            <chart:domain table:cell-range-address="result.D23:result.D37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1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h</text:p>
                  </text:list-item>
                </text:list>
                <draw:g>
                  <svg:desc>result.A21:result.D2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2:result.D22</svg:desc>
                </draw:g>
              </table:table-cell>
              <table:table-cell office:value-type="float" office:value="0.007352941">
                <text:p>0.007352941</text:p>
                <draw:g>
                  <svg:desc>result.E22:result.F22</svg:desc>
                </draw:g>
              </table:table-cell>
              <table:table-cell office:value-type="float" office:value="0.00005240733">
                <text:p>0.00005240733</text:p>
                <draw:g>
                  <svg:desc>result.D23:result.D37</svg:desc>
                </draw:g>
              </table:table-cell>
              <table:table-cell office:value-type="float" office:value="0.01111111">
                <text:p>0.01111111</text:p>
                <draw:g>
                  <svg:desc>result.F23:result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11111">
                <text:p>0.0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111111">
                <text:p>0.0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703cm" style:legend-expansion="high" chart:style-name="ch2"/>
        <chart:plot-area chart:style-name="ch3" table:cell-range-address="result.D3:result.E18 result.A2:result.A2 result.A178:result.D178 result.E179:result.F195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5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79:result.F188" chart:label-cell-address="result.A178:result.D178" chart:class="chart:scatter">
            <chart:domain table:cell-range-address="result.D179:result.D188"/>
            <chart:data-point chart:repeated="20"/>
          </chart:series>
          <chart:series chart:style-name="ch10" chart:values-cell-range-address="result.E189:result.F195" loext:label-string="prediction" chart:class="chart:scatter">
            <chart:domain table:cell-range-address="result.D189:result.D19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0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0h</text:p>
                  </text:list-item>
                </text:list>
                <draw:g>
                  <svg:desc>result.A178:result.D17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79:result.D188</svg:desc>
                </draw:g>
              </table:table-cell>
              <table:table-cell office:value-type="float" office:value="0.008403361">
                <text:p>0.008403361</text:p>
                <draw:g>
                  <svg:desc>result.E179:result.F188</svg:desc>
                </draw:g>
              </table:table-cell>
              <table:table-cell office:value-type="float" office:value="0.000009013708">
                <text:p>0.000009013708</text:p>
                <draw:g>
                  <svg:desc>result.D189:result.D195</svg:desc>
                </draw:g>
              </table:table-cell>
              <table:table-cell office:value-type="float" office:value="0.025">
                <text:p>0.025</text:p>
                <draw:g>
                  <svg:desc>result.E189:result.F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428571">
                <text:p>0.01428571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428571">
                <text:p>0.01428571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02498486">
                <text:p>0.000002498486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703cm" style:legend-expansion="high" chart:style-name="ch2"/>
        <chart:plot-area chart:style-name="ch3" table:cell-range-address="result.D3:result.E18 result.A2:result.A2 result.A196:result.D196 result.E197:result.F214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3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97:result.F207" chart:label-cell-address="result.A196:result.D196" chart:class="chart:scatter">
            <chart:domain table:cell-range-address="result.D197:result.D207"/>
            <chart:data-point chart:repeated="22"/>
          </chart:series>
          <chart:series chart:style-name="ch10" chart:values-cell-range-address="result.E208:result.F214" loext:label-string="prediction" chart:class="chart:scatter">
            <chart:domain table:cell-range-address="result.D208:result.D214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1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1h</text:p>
                  </text:list-item>
                </text:list>
                <draw:g>
                  <svg:desc>result.A196:result.D19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97:result.D207</svg:desc>
                </draw:g>
              </table:table-cell>
              <table:table-cell office:value-type="float" office:value="0.008403361">
                <text:p>0.008403361</text:p>
                <draw:g>
                  <svg:desc>result.E197:result.F207</svg:desc>
                </draw:g>
              </table:table-cell>
              <table:table-cell office:value-type="float" office:value="0.000008358488">
                <text:p>0.000008358488</text:p>
                <draw:g>
                  <svg:desc>result.D208:result.D214</svg:desc>
                </draw:g>
              </table:table-cell>
              <table:table-cell office:value-type="float" office:value="0.025">
                <text:p>0.025</text:p>
                <draw:g>
                  <svg:desc>result.E208:result.F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03108175">
                <text:p>0.000003108175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017007">
                <text:p>0.0000017007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703cm" style:legend-expansion="high" chart:style-name="ch2"/>
        <chart:plot-area chart:style-name="ch3" table:cell-range-address="result.D3:result.E18 result.A2:result.A2 result.A215:result.D215 result.E216:result.E227 result.F228:result.F233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1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16:result.E227" chart:label-cell-address="result.A215:result.D215" chart:class="chart:scatter">
            <chart:domain table:cell-range-address="result.D216:result.D227"/>
            <chart:data-point chart:repeated="12"/>
          </chart:series>
          <chart:series chart:style-name="ch10" chart:values-cell-range-address="result.F228:result.F233" loext:label-string="prediction" chart:class="chart:scatter">
            <chart:domain table:cell-range-address="result.D228:result.D233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2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2h</text:p>
                  </text:list-item>
                </text:list>
                <draw:g>
                  <svg:desc>result.A215:result.D21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16:result.D227</svg:desc>
                </draw:g>
              </table:table-cell>
              <table:table-cell office:value-type="float" office:value="0.008403361">
                <text:p>0.008403361</text:p>
                <draw:g>
                  <svg:desc>result.E216:result.E227</svg:desc>
                </draw:g>
              </table:table-cell>
              <table:table-cell office:value-type="float" office:value="0.000007674414">
                <text:p>0.000007674414</text:p>
                <draw:g>
                  <svg:desc>result.D228:result.D233</svg:desc>
                </draw:g>
              </table:table-cell>
              <table:table-cell office:value-type="float" office:value="0.025">
                <text:p>0.025</text:p>
                <draw:g>
                  <svg:desc>result.F228:result.F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07144006">
                <text:p>0.0000007144006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006429606">
                <text:p>0.0000006429606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cm" svg:y="3.703cm" style:legend-expansion="high" chart:style-name="ch2"/>
        <chart:plot-area chart:style-name="ch3" table:cell-range-address="result.D3:result.E18 result.A2:result.A2 result.A234:result.D234 result.E235:result.F251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9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35:result.F247" chart:label-cell-address="result.A234:result.D234" chart:class="chart:scatter">
            <chart:domain table:cell-range-address="result.D235:result.D247"/>
            <chart:data-point chart:repeated="26"/>
          </chart:series>
          <chart:series chart:style-name="ch10" chart:values-cell-range-address="result.E248:result.F251" loext:label-string="prediction" chart:class="chart:scatter">
            <chart:domain table:cell-range-address="result.D248:result.D251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= 13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=</text:p>
                  </text:list-item>
                  <text:list-item>
                    <text:p>13h</text:p>
                  </text:list-item>
                </text:list>
                <draw:g>
                  <svg:desc>result.A234:result.D23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35:result.D247</svg:desc>
                </draw:g>
              </table:table-cell>
              <table:table-cell office:value-type="float" office:value="0.008403361">
                <text:p>0.008403361</text:p>
                <draw:g>
                  <svg:desc>result.E235:result.F247</svg:desc>
                </draw:g>
              </table:table-cell>
              <table:table-cell office:value-type="float" office:value="0.000007239448">
                <text:p>0.000007239448</text:p>
                <draw:g>
                  <svg:desc>result.D248:result.D251</svg:desc>
                </draw:g>
              </table:table-cell>
              <table:table-cell office:value-type="float" office:value="0.025">
                <text:p>0.025</text:p>
                <draw:g>
                  <svg:desc>result.E248:result.F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1421188">
                <text:p>0.000001421188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703cm" style:legend-expansion="high" chart:style-name="ch2"/>
        <chart:plot-area chart:style-name="ch3" table:cell-range-address="result.D3:result.E18 result.A2:result.A2 result.A252:result.D252 result.E253:result.F269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7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53:result.F266" chart:label-cell-address="result.A252:result.D252" chart:class="chart:scatter">
            <chart:domain table:cell-range-address="result.D253:result.D266"/>
            <chart:data-point chart:repeated="28"/>
          </chart:series>
          <chart:series chart:style-name="ch10" chart:values-cell-range-address="result.E265:result.F269" loext:label-string="prediction" chart:class="chart:scatter">
            <chart:domain table:cell-range-address="result.D265:result.D269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4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4h</text:p>
                  </text:list-item>
                </text:list>
                <draw:g>
                  <svg:desc>result.A252:result.D25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53:result.D266</svg:desc>
                </draw:g>
              </table:table-cell>
              <table:table-cell office:value-type="float" office:value="0.008403361">
                <text:p>0.008403361</text:p>
                <draw:g>
                  <svg:desc>result.E253:result.F266</svg:desc>
                </draw:g>
              </table:table-cell>
              <table:table-cell office:value-type="float" office:value="0.000007674414">
                <text:p>0.000007674414</text:p>
                <draw:g>
                  <svg:desc>result.D265:result.D269</svg:desc>
                </draw:g>
              </table:table-cell>
              <table:table-cell office:value-type="float" office:value="0.025">
                <text:p>0.025</text:p>
                <draw:g>
                  <svg:desc>result.E265:result.F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  <table:table-cell office:value-type="float" office:value="0.000001573793">
                <text:p>0.000001573793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270:result.D270 result.E271:result.F287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5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71:result.F287" chart:label-cell-address="result.A270:result.D270" chart:class="chart:scatter">
            <chart:domain table:cell-range-address="result.D271:result.D287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5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5h</text:p>
                  </text:list-item>
                </text:list>
                <draw:g>
                  <svg:desc>result.A270:result.D2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71:result.D287</svg:desc>
                </draw:g>
              </table:table-cell>
              <table:table-cell office:value-type="float" office:value="0.008403361">
                <text:p>0.008403361</text:p>
                <draw:g>
                  <svg:desc>result.E271:result.F2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37082">
                <text:p>0.000002037082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288:result.D288 result.E289:result.F305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2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89:result.F305" chart:label-cell-address="result.A288:result.D288" chart:class="chart:scatter">
            <chart:domain table:cell-range-address="result.D289:result.D305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6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6h</text:p>
                  </text:list-item>
                </text:list>
                <draw:g>
                  <svg:desc>result.A288:result.D2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89:result.D305</svg:desc>
                </draw:g>
              </table:table-cell>
              <table:table-cell office:value-type="float" office:value="0.008403361">
                <text:p>0.008403361</text:p>
                <draw:g>
                  <svg:desc>result.E289:result.F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13743">
                <text:p>0.000002013743</text:p>
              </table:table-cell>
              <table:table-cell office:value-type="float" office:value="0.05555556">
                <text:p>0.0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45cm" chart:symbol-height="0.45cm"/>
    </style:style>
    <style:style style:name="ch10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99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38:result.D38 result.E40:result.F54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801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/>
            <chart:data-point chart:style-name="ch9"/>
            <chart:data-point chart:repeated="14"/>
          </chart:series>
          <chart:series chart:style-name="ch10" chart:values-cell-range-address="result.E40:result.F40" chart:label-cell-address="result.A38:result.D38" chart:class="chart:scatter">
            <chart:domain table:cell-range-address="result.D40:result.D40"/>
            <chart:data-point chart:repeated="2"/>
          </chart:series>
          <chart:series chart:style-name="ch11" chart:values-cell-range-address="result.E41:result.F54" loext:label-string="prediction" chart:class="chart:scatter">
            <chart:domain table:cell-range-address="result.D41:result.D54"/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2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2h</text:p>
                  </text:list-item>
                </text:list>
                <draw:g>
                  <svg:desc>result.A38:result.D3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5240733">
                <text:p>0.00005240733</text:p>
                <draw:g>
                  <svg:desc>result.D40:result.D40</svg:desc>
                </draw:g>
              </table:table-cell>
              <table:table-cell office:value-type="float" office:value="0.01041667">
                <text:p>0.01041667</text:p>
                <draw:g>
                  <svg:desc>result.E40:result.F40</svg:desc>
                </draw:g>
              </table:table-cell>
              <table:table-cell office:value-type="float" office:value="0.00003277174">
                <text:p>0.00003277174</text:p>
                <draw:g>
                  <svg:desc>result.D41:result.D54</svg:desc>
                </draw:g>
              </table:table-cell>
              <table:table-cell office:value-type="float" office:value="0.01041667">
                <text:p>0.01041667</text:p>
                <draw:g>
                  <svg:desc>result.E41:result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41667">
                <text:p>0.01041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8889">
                <text:p>0.013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maximum="0.000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55:result.D55 result.E58:result.F58 result.F59:result.F71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99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58:result.F58" chart:label-cell-address="result.A55:result.D55" chart:class="chart:scatter">
            <chart:domain table:cell-range-address="result.D58:result.D58"/>
            <chart:data-point chart:repeated="2"/>
          </chart:series>
          <chart:series chart:style-name="ch10" chart:values-cell-range-address="result.F59:result.F71" loext:label-string="prediction" chart:class="chart:scatter">
            <chart:domain table:cell-range-address="result.D59:result.D71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3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3h</text:p>
                  </text:list-item>
                </text:list>
                <draw:g>
                  <svg:desc>result.A55:result.D5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3277174">
                <text:p>0.00003277174</text:p>
                <draw:g>
                  <svg:desc>result.D58:result.D58</svg:desc>
                </draw:g>
              </table:table-cell>
              <table:table-cell office:value-type="float" office:value="0.01190476">
                <text:p>0.01190476</text:p>
                <draw:g>
                  <svg:desc>result.E58:result.F58</svg:desc>
                </draw:g>
              </table:table-cell>
              <table:table-cell office:value-type="float" office:value="0.00002359246">
                <text:p>0.00002359246</text:p>
                <draw:g>
                  <svg:desc>result.D59:result.D71</svg:desc>
                </draw:g>
              </table:table-cell>
              <table:table-cell office:value-type="float" office:value="0.01190476">
                <text:p>0.01190476</text:p>
                <draw:g>
                  <svg:desc>result.F59:result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45cm" chart:symbol-height="0.4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45cm" chart:symbol-height="0.45cm"/>
    </style:style>
    <style:style style:name="ch10" style:family="chart" style:data-style-name="N0">
      <style:chart-properties chart:symbol-type="named-symbol" chart:symbol-name="diamond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45cm" chart:symbol-height="0.4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99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72:result.D72 result.E76:result.F88" chart:data-source-has-labels="row" svg:x="1.458cm" svg:y="0.088cm" svg:width="11.396cm" svg:height="7.656cm">
          <chartooo:coordinate-region svg:x="2.22cm" svg:y="0.287cm" svg:width="9.944cm" svg:height="6.96cm"/>
          <chart:axis chart:dimension="x" chart:name="primary-x" chart:style-name="ch4">
            <chart:title svg:x="6.384cm" svg:y="7.924cm" chart:style-name="ch5">
              <text:p>1/m or 1/n</text:p>
            </chart:title>
          </chart:axis>
          <chart:axis chart:dimension="y" chart:name="primary-y" chart:style-name="ch6">
            <chart:title svg:x="0.451cm" svg:y="4.797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3"/>
            <chart:data-point chart:style-name="ch9"/>
            <chart:data-point chart:repeated="12"/>
          </chart:series>
          <chart:series chart:style-name="ch10" chart:values-cell-range-address="result.E76:result.F76" chart:label-cell-address="result.A72:result.D72" chart:class="chart:scatter">
            <chart:domain table:cell-range-address="result.D76:result.D76"/>
            <chart:data-point chart:repeated="2"/>
          </chart:series>
          <chart:series chart:style-name="ch11" chart:values-cell-range-address="result.E77:result.F88" loext:label-string="prediction" chart:class="chart:scatter">
            <chart:domain table:cell-range-address="result.D77:result.D88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/>
              </table:table-cell>
              <table:table-cell office:value-type="string">
                <text:p>m with n @ 4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4h</text:p>
                  </text:list-item>
                </text:list>
                <draw:g>
                  <svg:desc>result.A72:result.D7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2359246">
                <text:p>0.00002359246</text:p>
                <draw:g>
                  <svg:desc>result.D76:result.D76</svg:desc>
                </draw:g>
              </table:table-cell>
              <table:table-cell office:value-type="float" office:value="0.01666667">
                <text:p>0.01666667</text:p>
                <draw:g>
                  <svg:desc>result.E76:result.F76</svg:desc>
                </draw:g>
              </table:table-cell>
              <table:table-cell office:value-type="float" office:value="0.00001843673">
                <text:p>0.00001843673</text:p>
                <draw:g>
                  <svg:desc>result.D77:result.D88</svg:desc>
                </draw:g>
              </table:table-cell>
              <table:table-cell office:value-type="float" office:value="0.01666667">
                <text:p>0.01666667</text:p>
                <draw:g>
                  <svg:desc>result.E77:result.F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7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89:result.D89 result.E90:result.F106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95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90:result.F94" chart:label-cell-address="result.A89:result.D89" chart:class="chart:scatter">
            <chart:domain table:cell-range-address="result.D90:result.D94"/>
            <chart:data-point chart:repeated="10"/>
          </chart:series>
          <chart:series chart:style-name="ch10" chart:values-cell-range-address="result.E95:result.F106" loext:label-string="prediction" chart:class="chart:scatter">
            <chart:domain table:cell-range-address="result.D95:result.D106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5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5h</text:p>
                  </text:list-item>
                </text:list>
                <draw:g>
                  <svg:desc>result.A89:result.D8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90:result.D94</svg:desc>
                </draw:g>
              </table:table-cell>
              <table:table-cell office:value-type="float" office:value="0.00952381">
                <text:p>0.00952381</text:p>
                <draw:g>
                  <svg:desc>result.E90:result.F94</svg:desc>
                </draw:g>
              </table:table-cell>
              <table:table-cell office:value-type="float" office:value="0.0000151471">
                <text:p>0.0000151471</text:p>
                <draw:g>
                  <svg:desc>result.D95:result.D106</svg:desc>
                </draw:g>
              </table:table-cell>
              <table:table-cell office:value-type="float" office:value="0.01666667">
                <text:p>0.01666667</text:p>
                <draw:g>
                  <svg:desc>result.E95:result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357494">
                <text:p>0.00000635749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image" chart:symbol-width="0.4cm" chart:symbol-height="0.379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99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107:result.D107 result.E108:result.F123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93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08:result.F113" chart:label-cell-address="result.A107:result.D107" chart:class="chart:scatter">
            <chart:domain table:cell-range-address="result.D108:result.D113"/>
            <chart:data-point chart:style-name="ch10"/>
            <chart:data-point chart:repeated="11"/>
          </chart:series>
          <chart:series chart:style-name="ch11" chart:values-cell-range-address="result.E114:result.F123" loext:label-string="prediction" chart:class="chart:scatter">
            <chart:domain table:cell-range-address="result.D114:result.D123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6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6h</text:p>
                  </text:list-item>
                </text:list>
                <draw:g>
                  <svg:desc>result.A107:result.D10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08:result.D113</svg:desc>
                </draw:g>
              </table:table-cell>
              <table:table-cell office:value-type="float" office:value="0.00952381">
                <text:p>0.00952381</text:p>
                <draw:g>
                  <svg:desc>result.E108:result.F113</svg:desc>
                </draw:g>
              </table:table-cell>
              <table:table-cell office:value-type="float" office:value="0.00001407118">
                <text:p>0.00001407118</text:p>
                <draw:g>
                  <svg:desc>result.D114:result.D123</svg:desc>
                </draw:g>
              </table:table-cell>
              <table:table-cell office:value-type="float" office:value="0.02">
                <text:p>0.02</text:p>
                <draw:g>
                  <svg:desc>result.E114:result.F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124:result.D124 result.E125:result.F141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91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25:result.F131" chart:label-cell-address="result.A124:result.D124" chart:class="chart:scatter">
            <chart:domain table:cell-range-address="result.D125:result.D131"/>
            <chart:data-point chart:repeated="14"/>
          </chart:series>
          <chart:series chart:style-name="ch10" chart:values-cell-range-address="result.E132:result.F141" loext:label-string="prediction" chart:class="chart:scatter">
            <chart:domain table:cell-range-address="result.D132:result.D14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7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7h</text:p>
                  </text:list-item>
                </text:list>
                <draw:g>
                  <svg:desc>result.A124:result.D12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25:result.D131</svg:desc>
                </draw:g>
              </table:table-cell>
              <table:table-cell office:value-type="float" office:value="0.00952381">
                <text:p>0.00952381</text:p>
                <draw:g>
                  <svg:desc>result.E125:result.F131</svg:desc>
                </draw:g>
              </table:table-cell>
              <table:table-cell office:value-type="float" office:value="0.00001227054">
                <text:p>0.00001227054</text:p>
                <draw:g>
                  <svg:desc>result.D132:result.D141</svg:desc>
                </draw:g>
              </table:table-cell>
              <table:table-cell office:value-type="float" office:value="0.02">
                <text:p>0.02</text:p>
                <draw:g>
                  <svg:desc>result.E132:result.F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428571">
                <text:p>0.01428571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428571">
                <text:p>0.0142857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6117906">
                <text:p>0.00000611790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368cm" chart:symbol-height="0.3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142:result.D142 result.E143:result.F159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9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43:result.F150" chart:label-cell-address="result.A142:result.D142" chart:class="chart:scatter">
            <chart:domain table:cell-range-address="result.D143:result.D150"/>
            <chart:data-point chart:repeated="16"/>
          </chart:series>
          <chart:series chart:style-name="ch10" chart:values-cell-range-address="result.E151:result.F159" loext:label-string="prediction" chart:class="chart:scatter">
            <chart:domain table:cell-range-address="result.D151:result.D159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8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8h</text:p>
                  </text:list-item>
                </text:list>
                <draw:g>
                  <svg:desc>result.A142:result.D14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43:result.D150</svg:desc>
                </draw:g>
              </table:table-cell>
              <table:table-cell office:value-type="float" office:value="0.00952381">
                <text:p>0.00952381</text:p>
                <draw:g>
                  <svg:desc>result.E143:result.F150</svg:desc>
                </draw:g>
              </table:table-cell>
              <table:table-cell office:value-type="float" office:value="0.00001121987">
                <text:p>0.00001121987</text:p>
                <draw:g>
                  <svg:desc>result.D151:result.D159</svg:desc>
                </draw:g>
              </table:table-cell>
              <table:table-cell office:value-type="float" office:value="0.02">
                <text:p>0.02</text:p>
                <draw:g>
                  <svg:desc>result.E151:result.F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428571">
                <text:p>0.0142857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2">
                <text:p>0.0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7986">
                <text:p>0.00000117986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7">
                <text:p>0.041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68cm" chart:symbol-height="0.35cm" chart:link-data-style-to-source="true">
        <chart:symbol-image xlink:href="Pictures/100003DA000001C1000001AC7B3947888E49266F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703cm" style:legend-expansion="high" chart:style-name="ch2"/>
        <chart:plot-area chart:style-name="ch3" table:cell-range-address="result.D3:result.E18 result.A2:result.A2 result.A160:result.D160 result.E161:result.F177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7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61:result.F169" chart:label-cell-address="result.A160:result.D160" chart:class="chart:scatter">
            <chart:domain table:cell-range-address="result.D161:result.D169"/>
            <chart:data-point chart:repeated="18"/>
          </chart:series>
          <chart:series chart:style-name="ch10" chart:values-cell-range-address="result.E170:result.F177" loext:label-string="prediction" chart:class="chart:scatter">
            <chart:domain table:cell-range-address="result.D170:result.D17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9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9h</text:p>
                  </text:list-item>
                </text:list>
                <draw:g>
                  <svg:desc>result.A160:result.D16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61:result.D169</svg:desc>
                </draw:g>
              </table:table-cell>
              <table:table-cell office:value-type="float" office:value="0.00952381">
                <text:p>0.00952381</text:p>
                <draw:g>
                  <svg:desc>result.E161:result.F169</svg:desc>
                </draw:g>
              </table:table-cell>
              <table:table-cell office:value-type="float" office:value="0.000009993944">
                <text:p>0.000009993944</text:p>
                <draw:g>
                  <svg:desc>result.D170:result.D177</svg:desc>
                </draw:g>
              </table:table-cell>
              <table:table-cell office:value-type="float" office:value="0.025">
                <text:p>0.025</text:p>
                <draw:g>
                  <svg:desc>result.E170:result.F1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428571">
                <text:p>0.01428571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2">
                <text:p>0.02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01626069">
                <text:p>0.000001626069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7">
                <text:p>0.041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